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8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nonymous Pro1" svg:font-family="'Anonymous Pro'" style:font-adornments="Regular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Ubuntu" svg:font-family="Ubuntu" style:font-adornments="Bold" style:font-pitch="variable"/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Arimo3" svg:font-family="Arimo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1" svg:font-family="Arimo" style:font-adornments="Bold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2" svg:font-family="Arimo" style:font-adornments="Bold Italic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" svg:font-family="Arimo" style:font-adornments="Regular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Droid Sans" svg:font-family="'Droid Sans'" style:font-family-generic="system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75in" fo:margin-left="0.0563in" table:align="left"/>
    </style:style>
    <style:style style:name="Table1.A" style:family="table-column">
      <style:table-column-properties style:column-width="6.875in"/>
    </style:style>
    <style:style style:name="Table1.1" style:family="table-row">
      <style:table-row-properties style:min-row-height="8.625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center" style:justify-single-word="false"/>
      <style:text-properties officeooo:paragraph-rsid="00038542"/>
    </style:style>
    <style:style style:name="P3" style:family="paragraph" style:parent-style-name="Heading_20_3">
      <style:paragraph-properties fo:text-align="center" style:justify-single-word="false"/>
      <style:text-properties style:font-name="Arimo3" officeooo:rsid="00038542" officeooo:paragraph-rsid="0004ab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" text:outline-level="3">(No Exercises)</text:h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Arimo3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.0402in" loext:contextual-spacing="false" style:page-number="auto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Ubuntu" fo:font-family="Ubuntu" style:font-style-name="Bold" style:font-pitch="variabl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8-06-28T12:04:26.377786615</dc:date>
    <meta:editing-duration>PT6M11S</meta:editing-duration>
    <meta:editing-cycles>15</meta:editing-cycles>
    <meta:generator>LibreOffice/5.4.5.1$Linux_X86_64 LibreOffice_project/40m0$Build-1</meta:generator>
    <meta:document-statistic meta:table-count="1" meta:image-count="0" meta:object-count="0" meta:page-count="2" meta:paragraph-count="1" meta:word-count="2" meta:character-count="14" meta:non-whitespace-character-count="13"/>
  </office:meta>
</office:document-meta>
</file>